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Droid Sans Fallback" style:language-asian="en" style:country-asian="US" style:font-name-complex="FreeSans" style:language-complex="en" style:country-complex="US"/>
    </style:style>
    <style:style style:name="gr1" style:family="graphic">
      <style:graphic-properties draw:stroke="none" draw:textarea-horizontal-align="center" draw:textarea-vertical-align="middle"/>
    </style:style>
    <style:style style:name="gr2" style:family="graphic">
      <style:graphic-properties draw:stroke="none" draw:fill="solid" draw:fill-color="#ff950e" draw:textarea-horizontal-align="center" draw:textarea-vertical-align="middle"/>
    </style:style>
    <style:style style:name="gr3" style:family="graphic">
      <style:graphic-properties draw:stroke="none" draw:fill="solid" draw:fill-color="#aecf00" draw:textarea-horizontal-align="center" draw:textarea-vertical-align="middle"/>
    </style:style>
    <style:style style:name="gr4" style:family="graphic">
      <style:graphic-properties draw:stroke="none" draw:fill="solid" draw:fill-color="#993366" draw:textarea-horizontal-align="center" draw:textarea-vertical-align="middle"/>
    </style:style>
    <style:style style:name="gr5" style:family="graphic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ff6666" draw:fill="solid" draw:fill-color="#000000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ff6666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009900" draw:fill="solid" draw:fill-color="#000000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draw:stroke="none" svg:stroke-width="0cm" draw:marker-start-width="0.05cm" draw:marker-end-width="0.05cm" draw:fill="solid" draw:fill-color="#ff6666" draw:textarea-horizontal-align="justify" draw:textarea-vertical-align="middle" draw:auto-grow-height="false" fo:min-height="0.191cm" fo:min-width="0.191cm" fo:padding-top="0cm" fo:padding-bottom="0cm" fo:padding-left="0cm" fo:padding-right="0cm"/>
    </style:style>
    <style:style style:name="gr10" style:family="graphic">
      <style:graphic-properties draw:stroke="none" svg:stroke-width="0cm" draw:marker-start-width="0.05cm" draw:marker-end-width="0.05cm" draw:fill="solid" draw:fill-color="#3465a4" draw:textarea-horizontal-align="justify" draw:textarea-vertical-align="middle" draw:auto-grow-height="false" fo:min-height="0.191cm" fo:min-width="0.191cm" fo:padding-top="0cm" fo:padding-bottom="0cm" fo:padding-left="0cm" fo:padding-right="0cm"/>
    </style:style>
    <style:style style:name="gr11" style:family="graphic">
      <style:graphic-properties draw:stroke="none" svg:stroke-width="0cm" draw:marker-start-width="0.05cm" draw:marker-end-width="0.05cm" draw:fill="solid" draw:fill-color="#009900" draw:textarea-horizontal-align="justify" draw:textarea-vertical-align="middle" draw:auto-grow-height="false" fo:min-height="0.191cm" fo:min-width="0.191cm" fo:padding-top="0cm" fo:padding-bottom="0cm" fo:padding-left="0cm" fo:padding-right="0cm"/>
    </style:style>
    <style:style style:name="gr12" style:family="graphic">
      <style:graphic-properties svg:stroke-width="0.1cm" svg:stroke-color="#009900" draw:fill="solid" draw:fill-color="#009900" draw:textarea-horizontal-align="center" draw:textarea-vertical-align="middle" fo:padding-top="0.05cm" fo:padding-bottom="0.05cm" fo:padding-left="0.05cm" fo:padding-right="0.05cm"/>
    </style:style>
    <style:style style:name="gr13" style:family="graphic">
      <style:graphic-properties draw:stroke="none" svg:stroke-width="0cm" draw:marker-start-width="0.05cm" draw:marker-end-width="0.05cm" draw:fill="solid" draw:fill-color="#4b1f6f" draw:textarea-horizontal-align="justify" draw:textarea-vertical-align="middle" draw:auto-grow-height="false" fo:min-height="0.191cm" fo:min-width="0.191cm" fo:padding-top="0cm" fo:padding-bottom="0cm" fo:padding-left="0cm" fo:padding-right="0cm"/>
    </style:style>
    <style:style style:name="gr14" style:family="graphic">
      <style:graphic-properties svg:stroke-width="0.1cm" svg:stroke-color="#4b1f6f" draw:fill="solid" draw:fill-color="#4b1f6f" draw:textarea-horizontal-align="center" draw:textarea-vertical-align="middle" fo:padding-top="0.05cm" fo:padding-bottom="0.05cm" fo:padding-left="0.05cm" fo:padding-right="0.05cm"/>
    </style:style>
    <style:style style:name="gr15" style:family="graphic">
      <style:graphic-properties svg:stroke-width="0.1cm" svg:stroke-color="#4b1f6f" draw:fill="solid" draw:fill-color="#000000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rect draw:z-index="0" draw:style-name="gr1" draw:text-style-name="P1" svg:width="3.357cm" svg:height="0.374cm" svg:x="5.585cm" svg:y="0.93cm">
            <text:p/>
          </draw:rect>
          <draw:rect draw:z-index="1" draw:style-name="gr2" draw:text-style-name="P1" svg:width="2.992cm" svg:height="0.374cm" svg:x="5.585cm" svg:y="1.752cm">
            <text:p/>
          </draw:rect>
          <draw:rect draw:z-index="2" draw:style-name="gr1" draw:text-style-name="P1" svg:width="3.432cm" svg:height="0.374cm" svg:x="8.899cm" svg:y="2.709cm">
            <text:p/>
          </draw:rect>
          <draw:rect draw:z-index="3" draw:style-name="gr1" draw:text-style-name="P1" svg:width="4.526cm" svg:height="0.374cm" svg:x="12.331cm" svg:y="3.644cm">
            <text:p/>
          </draw:rect>
          <draw:rect draw:z-index="4" draw:style-name="gr1" draw:text-style-name="P1" svg:width="4.526cm" svg:height="0.374cm" svg:x="12.331cm" svg:y="4.529cm">
            <text:p/>
          </draw:rect>
          <draw:rect draw:z-index="5" draw:style-name="gr1" draw:text-style-name="P1" svg:width="4.526cm" svg:height="0.374cm" svg:x="12.331cm" svg:y="8.142cm">
            <text:p/>
          </draw:rect>
          <draw:rect draw:z-index="6" draw:style-name="gr1" draw:text-style-name="P1" svg:width="4.526cm" svg:height="0.374cm" svg:x="12.331cm" svg:y="9.033cm">
            <text:p/>
          </draw:rect>
          <draw:rect draw:z-index="7" draw:style-name="gr1" draw:text-style-name="P1" svg:width="4.526cm" svg:height="0.374cm" svg:x="12.331cm" svg:y="9.926cm">
            <text:p/>
          </draw:rect>
          <draw:rect draw:z-index="8" draw:style-name="gr2" draw:text-style-name="P1" svg:width="2.992cm" svg:height="0.374cm" svg:x="5.585cm" svg:y="7.246cm">
            <text:p/>
          </draw:rect>
          <draw:rect draw:z-index="9" draw:style-name="gr2" draw:text-style-name="P1" svg:width="3.294cm" svg:height="0.374cm" svg:x="8.641cm" svg:y="6.287cm">
            <text:p/>
          </draw:rect>
          <draw:rect draw:z-index="10" draw:style-name="gr2" draw:text-style-name="P1" svg:width="3.294cm" svg:height="0.374cm" svg:x="8.641cm" svg:y="5.466cm">
            <text:p/>
          </draw:rect>
          <draw:rect draw:z-index="11" draw:style-name="gr3" draw:text-style-name="P1" svg:width="4.526cm" svg:height="0.374cm" svg:x="16.838cm" svg:y="10.858cm">
            <text:p/>
          </draw:rect>
          <draw:rect draw:z-index="12" draw:style-name="gr4" draw:text-style-name="P1" svg:width="4.526cm" svg:height="0.374cm" svg:x="21.412cm" svg:y="11.761cm">
            <text:p/>
          </draw:rect>
          <draw:line draw:z-index="13" draw:style-name="gr5" draw:text-style-name="P1" svg:x1="8.684cm" svg:y1="2.924cm" svg:x2="8.891cm" svg:y2="2.924cm">
            <text:p/>
          </draw:line>
          <draw:line draw:z-index="14" draw:style-name="gr5" draw:text-style-name="P1" svg:x1="8.721cm" svg:y1="1.294cm" svg:x2="8.721cm" svg:y2="2.966cm">
            <text:p/>
          </draw:line>
          <draw:line draw:z-index="15" draw:style-name="gr5" draw:text-style-name="P1" svg:x1="12.05cm" svg:y1="4.707cm" svg:x2="12.226cm" svg:y2="4.707cm">
            <text:p/>
          </draw:line>
          <draw:line draw:z-index="16" draw:style-name="gr5" draw:text-style-name="P1" svg:x1="12.045cm" svg:y1="3.079cm" svg:x2="12.045cm" svg:y2="10.188cm">
            <text:p/>
          </draw:line>
          <draw:line draw:z-index="17" draw:style-name="gr5" draw:text-style-name="P1" svg:x1="12.05cm" svg:y1="3.836cm" svg:x2="12.226cm" svg:y2="3.836cm">
            <text:p/>
          </draw:line>
          <draw:line draw:z-index="18" draw:style-name="gr5" draw:text-style-name="P1" svg:x1="12.066cm" svg:y1="8.335cm" svg:x2="12.242cm" svg:y2="8.335cm">
            <text:p/>
          </draw:line>
          <draw:line draw:z-index="19" draw:style-name="gr5" draw:text-style-name="P1" svg:x1="12.075cm" svg:y1="9.228cm" svg:x2="12.251cm" svg:y2="9.228cm">
            <text:p/>
          </draw:line>
          <draw:line draw:z-index="20" draw:style-name="gr5" draw:text-style-name="P1" svg:x1="12.045cm" svg:y1="10.138cm" svg:x2="12.24cm" svg:y2="10.138cm">
            <text:p/>
          </draw:line>
          <draw:line draw:z-index="21" draw:style-name="gr6" draw:text-style-name="P1" svg:x1="8.372cm" svg:y1="2.125cm" svg:x2="8.372cm" svg:y2="7.263cm">
            <text:p/>
          </draw:line>
          <draw:line draw:z-index="22" draw:style-name="gr7" draw:text-style-name="P1" svg:x1="8.345cm" svg:y1="5.644cm" svg:x2="8.559cm" svg:y2="5.644cm">
            <text:p/>
          </draw:line>
          <draw:line draw:z-index="23" draw:style-name="gr7" draw:text-style-name="P1" svg:x1="8.331cm" svg:y1="6.495cm" svg:x2="8.556cm" svg:y2="6.495cm">
            <text:p/>
          </draw:line>
          <draw:line draw:z-index="24" draw:style-name="gr8" draw:text-style-name="P1" svg:x1="17.153cm" svg:y1="3.791cm" svg:x2="17.153cm" svg:y2="10.736cm">
            <text:p/>
          </draw:line>
          <draw:custom-shape draw:z-index="25" draw:style-name="gr9" svg:width="0.191cm" svg:height="0.191cm" draw:transform="rotate (-0.785398163397448) translate (8.505cm 5.51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z-index="26" draw:style-name="gr9" svg:width="0.191cm" svg:height="0.191cm" draw:transform="rotate (-0.785398163397448) translate (8.503cm 6.35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z-index="27" draw:style-name="gr10" svg:width="0.191cm" svg:height="0.191cm" draw:transform="rotate (-0.785398163397448) translate (12.202cm 3.703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z-index="28" draw:style-name="gr10" svg:width="0.191cm" svg:height="0.191cm" draw:transform="rotate (-0.785398163397448) translate (12.202cm 4.581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z-index="29" draw:style-name="gr10" svg:width="0.191cm" svg:height="0.191cm" draw:transform="rotate (-0.785398163397448) translate (12.202cm 8.204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z-index="30" draw:style-name="gr10" svg:width="0.191cm" svg:height="0.191cm" draw:transform="rotate (-0.785398163397448) translate (12.202cm 9.106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z-index="31" draw:style-name="gr10" svg:width="0.191cm" svg:height="0.191cm" draw:transform="rotate (-0.785398163397448) translate (12.202cm 9.99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z-index="32" draw:style-name="gr11" svg:width="0.191cm" svg:height="0.191cm" draw:transform="rotate (0.785398163397448) translate (17.024cm 10.708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line draw:z-index="33" draw:style-name="gr12" draw:text-style-name="P1" svg:x1="16.842cm" svg:y1="3.842cm" svg:x2="17.115cm" svg:y2="3.842cm">
            <text:p/>
          </draw:line>
          <draw:line draw:z-index="34" draw:style-name="gr12" draw:text-style-name="P1" svg:x1="16.834cm" svg:y1="4.702cm" svg:x2="17.107cm" svg:y2="4.702cm">
            <text:p/>
          </draw:line>
          <draw:line draw:z-index="35" draw:style-name="gr12" draw:text-style-name="P1" svg:x1="11.931cm" svg:y1="5.657cm" svg:x2="17.15cm" svg:y2="5.657cm">
            <text:p/>
          </draw:line>
          <draw:line draw:z-index="36" draw:style-name="gr12" draw:text-style-name="P1" svg:x1="11.932cm" svg:y1="6.499cm" svg:x2="17.151cm" svg:y2="6.499cm">
            <text:p/>
          </draw:line>
          <draw:line draw:z-index="37" draw:style-name="gr12" draw:text-style-name="P1" svg:x1="16.846cm" svg:y1="8.347cm" svg:x2="17.119cm" svg:y2="8.347cm">
            <text:p/>
          </draw:line>
          <draw:line draw:z-index="38" draw:style-name="gr12" draw:text-style-name="P1" svg:x1="16.838cm" svg:y1="9.207cm" svg:x2="17.111cm" svg:y2="9.207cm">
            <text:p/>
          </draw:line>
          <draw:line draw:z-index="39" draw:style-name="gr12" draw:text-style-name="P1" svg:x1="16.846cm" svg:y1="10.133cm" svg:x2="17.119cm" svg:y2="10.133cm">
            <text:p/>
          </draw:line>
          <draw:custom-shape draw:z-index="40" draw:style-name="gr13" svg:width="0.191cm" svg:height="0.191cm" draw:transform="rotate (0.785398163397448) translate (21.539cm 11.606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line draw:z-index="41" draw:style-name="gr14" draw:text-style-name="P1" svg:x1="21.358cm" svg:y1="11.053cm" svg:x2="21.631cm" svg:y2="11.053cm">
            <text:p/>
          </draw:line>
          <draw:line draw:z-index="42" draw:style-name="gr15" draw:text-style-name="P1" svg:x1="21.675cm" svg:y1="11.008cm" svg:x2="21.675cm" svg:y2="11.599cm">
            <text:p/>
          </draw:lin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January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February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ch</text:p>
          </table:table-cell>
          <table:covered-table-cell table:number-columns-repeated="3" table:style-name="ce2"/>
          <table:table-cell table:number-columns-spanned="4" table:number-rows-spanned="1"/>
          <table:covered-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A –</text:span> Express Feeling</text:p>
          </table:table-cell>
          <table:table-cell table:number-columns-repeated="16"/>
        </table:table-row>
        <table:table-row table:style-name="ro1">
          <table:table-cell table:style-name="ce4"/>
          <table:table-cell table:number-columns-repeated="16"/>
        </table:table-row>
        <table:table-row table:style-name="ro2">
          <table:table-cell table:style-name="ce3" office:value-type="string" calcext:value-type="string">
            <text:p><text:span text:style-name="T1">B – </text:span>Comment Anonymously</text:p>
          </table:table-cell>
          <table:table-cell table:number-columns-repeated="16"/>
        </table:table-row>
        <table:table-row table:style-name="ro1">
          <table:table-cell table:style-name="ce4"/>
          <table:table-cell table:number-columns-repeated="16"/>
        </table:table-row>
        <table:table-row table:style-name="ro2">
          <table:table-cell table:style-name="ce5" office:value-type="string" calcext:value-type="string">
            <text:p><text:span text:style-name="T1">C –</text:span> Customize Feelin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table:style-name="ce5" office:value-type="string" calcext:value-type="string">
            <text:p><text:span text:style-name="T1">D –</text:span> Feel Rat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<text:span text:style-name="T1">E –</text:span> Share Feeling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table:style-name="ce4" office:value-type="string" calcext:value-type="string">
            <text:p><text:span text:style-name="T1">F – </text:span>Edit Comment</text:p>
          </table:table-cell>
          <table:table-cell table:number-columns-repeated="16"/>
        </table:table-row>
        <table:table-row table:style-name="ro1">
          <table:table-cell table:style-name="ce4"/>
          <table:table-cell table:number-columns-repeated="16"/>
        </table:table-row>
        <table:table-row table:style-name="ro2">
          <table:table-cell table:style-name="ce4" office:value-type="string" calcext:value-type="string">
            <text:p><text:span text:style-name="T1">G –</text:span> Delete Comment</text:p>
          </table:table-cell>
          <table:table-cell table:number-columns-repeated="16"/>
        </table:table-row>
        <table:table-row table:style-name="ro1">
          <table:table-cell table:style-name="ce4"/>
          <table:table-cell table:number-columns-repeated="16"/>
        </table:table-row>
        <table:table-row table:style-name="ro2">
          <table:table-cell table:style-name="ce4" office:value-type="string" calcext:value-type="string">
            <text:p><text:span text:style-name="T1">H –</text:span> Feeling Report Weekly</text:p>
          </table:table-cell>
          <table:table-cell table:number-columns-repeated="16"/>
        </table:table-row>
        <table:table-row table:style-name="ro1">
          <table:table-cell table:style-name="ce4"/>
          <table:table-cell table:number-columns-repeated="16"/>
        </table:table-row>
        <table:table-row table:style-name="ro2">
          <table:table-cell office:value-type="string" calcext:value-type="string">
            <text:p><text:span text:style-name="T1">I –</text:span> Comment Not Anonymously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<text:span text:style-name="T1">J –</text:span> Feeling Report Monthly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<text:span text:style-name="T1">K – </text:span>Feeling Report Daily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table:style-name="ce5" office:value-type="string" calcext:value-type="string">
            <text:p><text:span text:style-name="T1">L –</text:span> First Full Integratio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table:style-name="ce5" office:value-type="string" calcext:value-type="string">
            <text:p><text:span text:style-name="T1">M –</text:span> Final Integration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20:20:31.655484319</meta:creation-date>
    <dc:date>2014-12-12T22:06:17.345557725</dc:date>
    <meta:editing-duration>PT1H30M44S</meta:editing-duration>
    <meta:editing-cycles>13</meta:editing-cycles>
    <meta:generator>LibreOffice/4.3.3.2$Linux_X86_64 LibreOffice_project/430m0$Build-2</meta:generator>
    <meta:document-statistic meta:table-count="1" meta:cell-count="29" meta:object-count="43"/>
  </office:meta>
</office:document-meta>
</file>